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"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BGM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BGS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ME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SE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''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Miss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rial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2d:%02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Map%03d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  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プレイ時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2d:%02d:%02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歩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-------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: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購入す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売却す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やめ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Save#{@file_index + 1}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r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File #{@file_index + 1}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Y/%m/%d %H:%M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EXP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NEXT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装備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v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正常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E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戦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逃げ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EVEL UP!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×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＿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*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持っている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+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え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お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き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く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け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さ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し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す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せ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そ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た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ち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て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と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な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に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ぬ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ね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の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は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ひ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ふ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へ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ほ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ま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み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む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め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よ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ら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り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れ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ろ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わ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が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ぎ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ぐ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ご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ざ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じ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ず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ぜ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ぞ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だ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ぢ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づ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で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ど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び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ぶ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べ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ぱ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ぴ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ぷ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ぺ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ぽ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ゃ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ゅ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ょ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っ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ゎ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ぁ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ぃ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ぅ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ぇ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ぉ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・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ア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ウ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エ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オ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カ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キ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ク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ケ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コ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サ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シ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ス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セ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ソ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タ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チ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ト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ナ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ヌ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ネ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ノ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ハ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フ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ヘ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ホ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マ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ミ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ム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メ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モ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ユ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ヨ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ラ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リ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ル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レ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ロ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ワ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ヲ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ン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ガ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ギ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ゲ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ゴ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ザ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Vv]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ジ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ズ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ゾ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Nn]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ダ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ヅ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デ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\\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ド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バ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Cc]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ブ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ベ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1[#{$1}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ボ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パ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Gg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ピ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2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プ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.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ペ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ポ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\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ャ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1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ュ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ョ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ッ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ヮ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ァ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ィ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n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ゥ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ェ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ォ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ヴ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決定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S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V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ON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OFF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4d: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コモンイベントの呼び出しが上限を超えました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ステータス"</text:p>
          </table:table-cell>
          <table:table-cell table:style-name="ce0"/>
          <table:table-cell table:style-name="ce0"/>
          <table:table-cell table:style-name="ce0" office:value-type="string">
            <text:p>"Status"</text:p>
          </table:table-cell>
          <table:table-cell table:number-columns-repeated="1020"/>
        </table:table-row>
        <table:table-row>
          <table:table-cell table:style-name="ce0" office:value-type="string">
            <text:p>"セーブ"</text:p>
          </table:table-cell>
          <table:table-cell table:style-name="ce0"/>
          <table:table-cell table:style-name="ce0"/>
          <table:table-cell table:style-name="ce0" office:value-type="string">
            <text:p>"Save"</text:p>
          </table:table-cell>
          <table:table-cell table:number-columns-repeated="1020"/>
        </table:table-row>
        <table:table-row>
          <table:table-cell table:style-name="ce0" office:value-type="string">
            <text:p>"ゲーム終了"</text:p>
          </table:table-cell>
          <table:table-cell table:style-name="ce0"/>
          <table:table-cell table:style-name="ce0"/>
          <table:table-cell table:style-name="ce0" office:value-type="string">
            <text:p>"Quit Game"</text:p>
          </table:table-cell>
          <table:table-cell table:number-columns-repeated="1020"/>
        </table:table-row>
        <table:table-row>
          <table:table-cell table:style-name="ce0" office:value-type="string">
            <text:p>"Data/Act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Class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Skill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Item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Weap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Arm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Enemi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Troop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Stat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Animati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Tilese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CommonEven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System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ニューゲーム"</text:p>
          </table:table-cell>
          <table:table-cell table:style-name="ce0"/>
          <table:table-cell table:style-name="ce0"/>
          <table:table-cell table:style-name="ce0" office:value-type="string">
            <text:p>"New Game"</text:p>
          </table:table-cell>
          <table:table-cell table:number-columns-repeated="1020"/>
        </table:table-row>
        <table:table-row>
          <table:table-cell table:style-name="ce0" office:value-type="string">
            <text:p>"コンティニュー"</text:p>
          </table:table-cell>
          <table:table-cell table:style-name="ce0"/>
          <table:table-cell table:style-name="ce0"/>
          <table:table-cell table:style-name="ce0" office:value-type="string">
            <text:p>"Continue"</text:p>
          </table:table-cell>
          <table:table-cell table:number-columns-repeated="1020"/>
        </table:table-row>
        <table:table-row>
          <table:table-cell table:style-name="ce0" office:value-type="string">
            <text:p>"シャットダウン"</text:p>
          </table:table-cell>
          <table:table-cell table:style-name="ce0"/>
          <table:table-cell table:style-name="ce0"/>
          <table:table-cell table:style-name="ce0" office:value-type="string">
            <text:p>"Shut Down"</text:p>
          </table:table-cell>
          <table:table-cell table:number-columns-repeated="1020"/>
        </table:table-row>
        <table:table-row>
          <table:table-cell table:style-name="ce0" office:value-type="string">
            <text:p>"Save#{i+1}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Act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Class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Skill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Item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Weap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Arm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Enemi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Troop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Stat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Animati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Tilese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CommonEven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System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Graphics/Transitions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【←】or【→】キーでページ切替"</text:p>
          </table:table-cell>
          <table:table-cell table:style-name="ce0"/>
          <table:table-cell table:style-name="ce0"/>
          <table:table-cell table:style-name="ce0" office:value-type="string">
            <text:p>"Use 【←】 and 【→】 keys to swap page."</text:p>
          </table:table-cell>
          <table:table-cell table:number-columns-repeated="1020"/>
        </table:table-row>
        <table:table-row>
          <table:table-cell table:style-name="ce0" office:value-type="string">
            <text:p>"wb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タイトルへ"</text:p>
          </table:table-cell>
          <table:table-cell table:style-name="ce0"/>
          <table:table-cell table:style-name="ce0"/>
          <table:table-cell table:style-name="ce0" office:value-type="string">
            <text:p>"To Title"</text:p>
          </table:table-cell>
          <table:table-cell table:number-columns-repeated="1020"/>
        </table:table-row>
        <table:table-row>
          <table:table-cell table:style-name="ce0" office:value-type="string">
            <text:p>"rb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Save#{file_index + 1}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No such file or directory - 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ファイル #{filename} が見つかりません。"</text:p>
          </table:table-cell>
          <table:table-cell table:style-name="ce0"/>
          <table:table-cell table:style-name="ce0"/>
          <table:table-cell table:style-name="ce0" office:value-type="string">
            <text:p>"Couldn't locate file #{filename}."</text:p>
          </table:table-cell>
          <table:table-cell table:number-columns-repeated="1020"/>
        </table:table-row>
        <table:table-row>
          <table:table-cell table:style-name="ce0" office:value-type="string">
            <text:p>"C (Enter) : ON / OFF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← : -1   → : +1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 (Pageup) : -1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R (Pagedown) : +1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表示中・・・しばらくお持ちくださ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スイッチ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変数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道具 [%03d-%03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武器 [%03d-%03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防具 [%03d-%03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その他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所持金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タイマ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左[前ページ]  右[次ページ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Ｌ[前の項目]  Ｒ[次の項目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決定(C) : 直接入力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ボタン : 最小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Rボタン : 最大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-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+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4+02:00</meta:creation-date>
    <dc:date>2020-06-20T16:06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